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23cm"/>
    </style:style>
    <style:style style:name="co3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5"/>
    <style:style style:name="ce3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Zusatz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xkosten</text:p>
          </table:table-cell>
          <table:table-cell table:formula="of:=70000+13100" office:value-type="currency" office:currency="EUR" office:value="83100" calcext:value-type="currency">
            <text:p>€ 83.1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 kosten</text:p>
          </table:table-cell>
          <table:table-cell office:value-type="currency" office:currency="EUR" office:value="175" calcext:value-type="currency">
            <text:p>€ 1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toverkaufspreis</text:p>
          </table:table-cell>
          <table:table-cell office:value-type="currency" office:currency="EUR" office:value="340" calcext:value-type="currency">
            <text:p>€ 34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[.B5]-[.B4]" office:value-type="currency" office:currency="EUR" office:value="165" calcext:value-type="currency">
            <text:p>€ 16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 umsatz</text:p>
          </table:table-cell>
          <table:table-cell table:formula="of:=[.B6]*[.E7]" office:value-type="currency" office:currency="EUR" office:value="83160" calcext:value-type="currency">
            <text:p>€ 83.160,00</text:p>
          </table:table-cell>
          <table:table-cell office:value-type="string" calcext:value-type="string">
            <text:p>bep</text:p>
          </table:table-cell>
          <table:table-cell table:formula="of:=[.B3]/[.B6]" office:value-type="float" office:value="503.636363636364" calcext:value-type="float">
            <text:p>503,6363636363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umsatz</text:p>
          </table:table-cell>
          <table:table-cell table:formula="of:=[.B6]*[.C8]" office:value-type="currency" office:currency="EUR" office:value="148500" calcext:value-type="currency">
            <text:p>€ 148.500,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tück</text:p>
          </table:table-cell>
          <table:table-cell table:number-columns-repeated="2"/>
        </table:table-row>
        <table:table-row table:style-name="ro1">
          <table:table-cell/>
          <table:table-cell table:formula="of:=[.B8]-[.B3]" office:value-type="currency" office:currency="EUR" office:value="65400" calcext:value-type="currency">
            <text:p>€ 65.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nn </text:p>
          </table:table-cell>
          <table:table-cell office:value-type="currency" office:currency="EUR" office:value="10000" calcext:value-type="currency">
            <text:p>€ 10.000,00</text:p>
          </table:table-cell>
          <table:table-cell office:value-type="string" calcext:value-type="string">
            <text:p>.=&gt;</text:p>
          </table:table-cell>
          <table:table-cell table:style-name="ce3" table:formula="of:=([.B3]+[.B10])/[.B6]" office:value-type="float" office:value="564.242424242424" calcext:value-type="float">
            <text:p>564,24242424242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tück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Zusatz 3" table:style-name="ta1"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usatz 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Fertigung 1</text:p>
          </table:table-cell>
          <table:table-cell office:value-type="string" calcext:value-type="string">
            <text:p>Fertigung 2</text:p>
          </table:table-cell>
          <table:table-cell office:value-type="string" calcext:value-type="string">
            <text:p>Verwaltung und vertieb</text:p>
          </table:table-cell>
        </table:table-row>
        <table:table-row table:style-name="ro1">
          <table:table-cell office:value-type="string" calcext:value-type="string">
            <text:p>Einzelkosten</text:p>
          </table:table-cell>
          <table:table-cell office:value-type="currency" office:currency="EUR" office:value="22000" calcext:value-type="currency">
            <text:p>€ 22.000,00</text:p>
          </table:table-cell>
          <table:table-cell table:style-name="ce1" office:value-type="currency" office:currency="EUR" office:value="35000" calcext:value-type="currency">
            <text:p>€ 35.000,00</text:p>
          </table:table-cell>
          <table:table-cell table:style-name="ce1" office:value-type="currency" office:currency="EUR" office:value="45000" calcext:value-type="currency">
            <text:p>€ 45.000,00</text:p>
          </table:table-cell>
          <table:table-cell table:style-name="ce1"/>
        </table:table-row>
        <table:table-row table:style-name="ro1">
          <table:table-cell office:value-type="string" calcext:value-type="string">
            <text:p>Gemeinkostensumme zu Vollkosten</text:p>
          </table:table-cell>
          <table:table-cell office:value-type="currency" office:currency="EUR" office:value="2200" calcext:value-type="currency">
            <text:p>€ 2.200,00</text:p>
          </table:table-cell>
          <table:table-cell table:style-name="ce1" office:value-type="currency" office:currency="EUR" office:value="70000" calcext:value-type="currency">
            <text:p>€ 70.000,00</text:p>
          </table:table-cell>
          <table:table-cell table:style-name="ce1" office:value-type="currency" office:currency="EUR" office:value="45000" calcext:value-type="currency">
            <text:p>€ 45.000,00</text:p>
          </table:table-cell>
          <table:table-cell table:style-name="ce1" office:value-type="currency" office:currency="EUR" office:value="55000" calcext:value-type="currency">
            <text:p>€ 55.000,00</text:p>
          </table:table-cell>
        </table:table-row>
        <table:table-row table:style-name="ro1">
          <table:table-cell office:value-type="string" calcext:value-type="string">
            <text:p>Variator</text:p>
          </table:table-cell>
          <table:table-cell table:style-name="ce2" office:value-type="percentage" office:value="0.4" calcext:value-type="percentage">
            <text:p>40,00 %</text:p>
          </table:table-cell>
          <table:table-cell table:number-columns-repeated="2" table:style-name="ce2" office:value-type="percentage" office:value="0.6" calcext:value-type="percentage">
            <text:p>60,00 %</text:p>
          </table:table-cell>
          <table:table-cell table:style-name="ce2" office:value-type="percentage" office:value="0.3" calcext:value-type="percentage">
            <text:p>30,00 %</text:p>
          </table:table-cell>
        </table:table-row>
        <table:table-row table:style-name="ro1">
          <table:table-cell office:value-type="string" calcext:value-type="string">
            <text:p>Gemeinkostensumme zu Teilkosten</text:p>
          </table:table-cell>
          <table:table-cell table:formula="of:=[.B4]*[.B5]" office:value-type="currency" office:currency="EUR" office:value="880" calcext:value-type="currency">
            <text:p>€ 880,00</text:p>
          </table:table-cell>
          <table:table-cell table:style-name="ce1" table:formula="of:=[.C4]*[.C5]" office:value-type="currency" office:currency="EUR" office:value="42000" calcext:value-type="currency">
            <text:p>€ 42.000,00</text:p>
          </table:table-cell>
          <table:table-cell table:style-name="ce1" table:formula="of:=[.D4]*[.D5]" office:value-type="currency" office:currency="EUR" office:value="27000" calcext:value-type="currency">
            <text:p>€ 27.000,00</text:p>
          </table:table-cell>
          <table:table-cell table:style-name="ce1" table:formula="of:=[.E4]*[.E5]" office:value-type="currency" office:currency="EUR" office:value="16500" calcext:value-type="currency">
            <text:p>€ 16.500,00</text:p>
          </table:table-cell>
        </table:table-row>
        <table:table-row table:style-name="ro1">
          <table:table-cell office:value-type="string" calcext:value-type="string">
            <text:p>Bezugsbasis</text:p>
          </table:table-cell>
          <table:table-cell table:formula="of:=[.B3]" office:value-type="currency" office:currency="EUR" office:value="22000" calcext:value-type="currency">
            <text:p>€ 22.000,00</text:p>
          </table:table-cell>
          <table:table-cell table:style-name="ce3" office:value-type="float" office:value="2750" calcext:value-type="float">
            <text:p>2750</text:p>
          </table:table-cell>
          <table:table-cell table:style-name="ce1" table:formula="of:=[.D3]" office:value-type="currency" office:currency="EUR" office:value="45000" calcext:value-type="currency">
            <text:p>€ 45.000,00</text:p>
          </table:table-cell>
          <table:table-cell table:style-name="ce1" table:formula="of:=SUM([.B6:.D6])+[.B7]+[.D7]+[.C3]" office:value-type="currency" office:currency="EUR" office:value="171880" calcext:value-type="currency">
            <text:p>€ 171.880,00</text:p>
          </table:table-cell>
        </table:table-row>
        <table:table-row table:style-name="ro1">
          <table:table-cell office:value-type="string" calcext:value-type="string">
            <text:p>Gemeinkostenzuschlags- bzw. Verrechnungssatz</text:p>
          </table:table-cell>
          <table:table-cell table:style-name="ce2" table:formula="of:=[.B6]/[.B7]" office:value-type="percentage" office:value="0.04" calcext:value-type="percentage">
            <text:p>4,00 %</text:p>
          </table:table-cell>
          <table:table-cell table:style-name="ce1" table:formula="of:=[.C6]/[.C7]" office:value-type="currency" office:currency="EUR" office:value="15.2727272727273" calcext:value-type="currency">
            <text:p>€ 15,27</text:p>
          </table:table-cell>
          <table:table-cell table:style-name="ce2" table:formula="of:=[.D6]/[.D7]" office:value-type="percentage" office:value="0.6" calcext:value-type="percentage">
            <text:p>60,00 %</text:p>
          </table:table-cell>
          <table:table-cell table:style-name="ce2" table:formula="of:=[.E6]/[.E7]" office:value-type="percentage" office:value="0.0959972073539679" calcext:value-type="percentage">
            <text:p>9,60 %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10000" calcext:value-type="currency">
            <text:p>€ 1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10]*[.B8]" office:value-type="currency" office:currency="EUR" office:value="400" calcext:value-type="currency">
            <text:p>€ 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formula="of:=45*[.C8]" office:value-type="currency" office:currency="EUR" office:value="687.272727272727" calcext:value-type="currency">
            <text:p>€ 687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currency" office:currency="EUR" office:value="23500" calcext:value-type="currency">
            <text:p>€ 23.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2</text:p>
          </table:table-cell>
          <table:table-cell table:formula="of:=[.B13]*[.D8]" office:value-type="currency" office:currency="EUR" office:value="14100" calcext:value-type="currency">
            <text:p>€ 14.1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</text:p>
          </table:table-cell>
          <table:table-cell table:formula="of:=SUM([.B10:.B14])" office:value-type="currency" office:currency="EUR" office:value="48687.2727272727" calcext:value-type="currency">
            <text:p>€ 48.687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VtGK</text:p>
          </table:table-cell>
          <table:table-cell table:formula="of:=[.B15]*[.E8]" office:value-type="currency" office:currency="EUR" office:value="4673.84221549919" calcext:value-type="currency">
            <text:p>€ 4.673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</text:p>
          </table:table-cell>
          <table:table-cell table:formula="of:=[.B16]+[.B15]" office:value-type="currency" office:currency="EUR" office:value="53361.1149427719" calcext:value-type="currency">
            <text:p>€ 53.361,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 Stückkosten</text:p>
          </table:table-cell>
          <table:table-cell office:value-type="currency" office:currency="EUR" office:value="700" calcext:value-type="currency">
            <text:p>€ 7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kosten</text:p>
          </table:table-cell>
          <table:table-cell office:value-type="currency" office:currency="EUR" office:value="380000" calcext:value-type="currency">
            <text:p>€ 38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toverkaufspreis</text:p>
          </table:table-cell>
          <table:table-cell office:value-type="currency" office:currency="EUR" office:value="1500" calcext:value-type="currency">
            <text:p>€ 1.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verkaufspreis</text:p>
          </table:table-cell>
          <table:table-cell table:formula="of:=[.B23]/1.2" office:value-type="currency" office:currency="EUR" office:value="1250" calcext:value-type="currency">
            <text:p>€ 1.25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/Stück</text:p>
          </table:table-cell>
          <table:table-cell table:formula="of:=[.B24]-[.B20]" office:value-type="currency" office:currency="EUR" office:value="550" calcext:value-type="currency">
            <text:p>€ 55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 gesamt</text:p>
          </table:table-cell>
          <table:table-cell table:formula="of:=[.B26]*[.B22]" office:value-type="currency" office:currency="EUR" office:value="660000" calcext:value-type="currency">
            <text:p>€ 66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28]-[.B21]" office:value-type="currency" office:currency="EUR" office:value="280000" calcext:value-type="currency">
            <text:p>€ 280.000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P</text:p>
          </table:table-cell>
          <table:table-cell table:style-name="ce3" table:formula="of:=[.B21]/[.B26]" office:value-type="float" office:value="690.909090909091" calcext:value-type="float">
            <text:p>690,90909090909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Stüc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usätz Fixkosten</text:p>
          </table:table-cell>
          <table:table-cell office:value-type="currency" office:currency="EUR" office:value="180000" calcext:value-type="currency">
            <text:p>€ 18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sätz Stück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iger Variable Stückkosten</text:p>
          </table:table-cell>
          <table:table-cell office:value-type="currency" office:currency="EUR" office:value="23" calcext:value-type="currency">
            <text:p>€ 23,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 Stückkosten neu</text:p>
          </table:table-cell>
          <table:table-cell table:formula="of:=[.B20]-[.B36]" office:value-type="currency" office:currency="EUR" office:value="677" calcext:value-type="currency">
            <text:p>€ 67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/Stück</text:p>
          </table:table-cell>
          <table:table-cell table:formula="of:=[.B24]-[.B38]" office:value-type="currency" office:currency="EUR" office:value="573" calcext:value-type="currency">
            <text:p>€ 57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table:formula="of:=[.B35]+[.B22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 gesamt</text:p>
          </table:table-cell>
          <table:table-cell table:formula="of:=[.B40]*[.B39]" office:value-type="currency" office:currency="EUR" office:value="916800" calcext:value-type="currency">
            <text:p>€ 916.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kosten</text:p>
          </table:table-cell>
          <table:table-cell table:formula="of:=[.B34]+[.B21]" office:value-type="currency" office:currency="EUR" office:value="560000" calcext:value-type="currency">
            <text:p>€ 56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41]-[.B42]" office:value-type="currency" office:currency="EUR" office:value="356800" calcext:value-type="currency">
            <text:p>€ 356.800,00</text:p>
          </table:table-cell>
          <table:table-cell table:number-columns-repeated="3"/>
        </table:table-row>
        <table:table-row table:style-name="ro1">
          <table:table-cell/>
          <table:table-cell table:formula="of:=[.B43]-[.B29]" office:value-type="currency" office:currency="EUR" office:value="76800" calcext:value-type="currency">
            <text:p>€ 76.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nvoll da Gewinnsteigerung von 76800€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400*1250 ist schon gößer als 18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Zusatz 4" table:style-name="ta1">
        <table:table-column table:style-name="co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usatz 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92" calcext:value-type="currency">
            <text:p>€ 9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3]*[.C4]" office:value-type="currency" office:currency="EUR" office:value="23" calcext:value-type="currency">
            <text:p>€ 23,00</text:p>
          </table:table-cell>
          <table:table-cell office:value-type="percentage" office:value="0.25" calcext:value-type="percentage">
            <text:p>25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122" calcext:value-type="currency">
            <text:p>€ 12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5]*[.C6]" office:value-type="currency" office:currency="EUR" office:value="413.58" calcext:value-type="currency">
            <text:p>€ 413,58</text:p>
          </table:table-cell>
          <table:table-cell office:value-type="percentage" office:value="3.39" calcext:value-type="percentage">
            <text:p>339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currency" office:currency="EUR" office:value="53" calcext:value-type="currency">
            <text:p>€ 5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2</text:p>
          </table:table-cell>
          <table:table-cell table:formula="of:=[.B7]*[.C8]" office:value-type="currency" office:currency="EUR" office:value="172.25" calcext:value-type="currency">
            <text:p>€ 172,25</text:p>
          </table:table-cell>
          <table:table-cell office:value-type="percentage" office:value="3.25" calcext:value-type="percentage">
            <text:p>325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table:formula="of:=SUM([.B3:.B8])" office:value-type="currency" office:currency="EUR" office:value="875.83" calcext:value-type="currency">
            <text:p>€ 875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GK</text:p>
          </table:table-cell>
          <table:table-cell table:formula="of:=[.B9]*[.C10]" office:value-type="currency" office:currency="EUR" office:value="148.8911" calcext:value-type="currency">
            <text:p>€ 148,89</text:p>
          </table:table-cell>
          <table:table-cell office:value-type="percentage" office:value="0.17" calcext:value-type="percentage">
            <text:p>17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K</text:p>
          </table:table-cell>
          <table:table-cell table:formula="of:=[.B9]*[.C11]" office:value-type="currency" office:currency="EUR" office:value="183.9243" calcext:value-type="currency">
            <text:p>€ 183,92</text:p>
          </table:table-cell>
          <table:table-cell office:value-type="percentage" office:value="0.21" calcext:value-type="percentage">
            <text:p>21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SUM([.B9:.B11])" office:value-type="currency" office:currency="EUR" office:value="1208.6454" calcext:value-type="currency">
            <text:p>€ 1.20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12]*[.C13]" office:value-type="currency" office:currency="EUR" office:value="181.29681" calcext:value-type="currency">
            <text:p>€ 181,30</text:p>
          </table:table-cell>
          <table:table-cell office:value-type="percentage" office:value="0.15" calcext:value-type="percentage">
            <text:p>15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overkaufspreis/Stück</text:p>
          </table:table-cell>
          <table:table-cell table:formula="of:=[.B13]+[.B12]" office:value-type="currency" office:currency="EUR" office:value="1389.94221" calcext:value-type="currency">
            <text:p>€ 1.389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ück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verkaufspreis</text:p>
          </table:table-cell>
          <table:table-cell table:formula="of:=[.B14]*[.B15]" office:value-type="currency" office:currency="EUR" office:value="138994.221" calcext:value-type="currency">
            <text:p>€ 138.994,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8900" calcext:value-type="currency">
            <text:p>€ 8.9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18]*[.C19]" office:value-type="currency" office:currency="EUR" office:value="2002.5" calcext:value-type="currency">
            <text:p>€ 2.002,50</text:p>
          </table:table-cell>
          <table:table-cell office:value-type="percentage" office:value="0.225" calcext:value-type="percentage">
            <text:p>22,5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15200" calcext:value-type="currency">
            <text:p>€ 15.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20]*[.C21]" office:value-type="currency" office:currency="EUR" office:value="50768" calcext:value-type="currency">
            <text:p>€ 50.768,00</text:p>
          </table:table-cell>
          <table:table-cell office:value-type="percentage" office:value="3.34" calcext:value-type="percentage">
            <text:p>334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currency" office:currency="EUR" office:value="3980" calcext:value-type="currency">
            <text:p>€ 3.9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2</text:p>
          </table:table-cell>
          <table:table-cell table:formula="of:=[.B22]*[.C23]" office:value-type="currency" office:currency="EUR" office:value="12783.76" calcext:value-type="currency">
            <text:p>€ 12.783,76</text:p>
          </table:table-cell>
          <table:table-cell office:value-type="percentage" office:value="3.212" calcext:value-type="percentage">
            <text:p>321,2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table:formula="of:=SUM([.B18:.B23])" office:value-type="currency" office:currency="EUR" office:value="93634.26" calcext:value-type="currency">
            <text:p>€ 93.634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GK</text:p>
          </table:table-cell>
          <table:table-cell table:formula="of:=[.B24]*[.C25]" office:value-type="currency" office:currency="EUR" office:value="13108.7964" calcext:value-type="currency">
            <text:p>€ 13.108,80</text:p>
          </table:table-cell>
          <table:table-cell office:value-type="percentage" office:value="0.14" calcext:value-type="percentage">
            <text:p>14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K</text:p>
          </table:table-cell>
          <table:table-cell table:formula="of:=[.B24]*[.C26]" office:value-type="currency" office:currency="EUR" office:value="17790.5094" calcext:value-type="currency">
            <text:p>€ 17.790,51</text:p>
          </table:table-cell>
          <table:table-cell office:value-type="percentage" office:value="0.19" calcext:value-type="percentage">
            <text:p>19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SUM([.B24:.B26])" office:value-type="currency" office:currency="EUR" office:value="124533.5658" calcext:value-type="currency">
            <text:p>€ 124.533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29]-[.B27]" office:value-type="currency" office:currency="EUR" office:value="14460.6552" calcext:value-type="currency">
            <text:p>€ 14.460,66</text:p>
          </table:table-cell>
          <table:table-cell table:formula="of:=[.B28]/[.B27]" office:value-type="percentage" office:value="0.116118534847253" calcext:value-type="percentage">
            <text:p>11,61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overkaufspreis</text:p>
          </table:table-cell>
          <table:table-cell table:formula="of:=[.B16]" office:value-type="currency" office:currency="EUR" office:value="138994.221" calcext:value-type="currency">
            <text:p>€ 138.994,22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5.5" calcext:value-type="currency">
            <text:p>€ 5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31]*[.C32]" office:value-type="currency" office:currency="EUR" office:value="0.506" calcext:value-type="currency">
            <text:p>€ 0,51</text:p>
          </table:table-cell>
          <table:table-cell office:value-type="percentage" office:value="0.092" calcext:value-type="percentage">
            <text:p>9,2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4.8" calcext:value-type="currency">
            <text:p>€ 4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33]*[.C34]" office:value-type="currency" office:currency="EUR" office:value="11.5056" calcext:value-type="currency">
            <text:p>€ 11,51</text:p>
          </table:table-cell>
          <table:table-cell office:value-type="percentage" office:value="2.397" calcext:value-type="percentage">
            <text:p>239,7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GK2</text:p>
          </table:table-cell>
          <table:table-cell table:formula="of:=[.C36]*[.C35]" office:value-type="currency" office:currency="EUR" office:value="25.2" calcext:value-type="currency">
            <text:p>€ 25,20</text:p>
          </table:table-cell>
          <table:table-cell table:style-name="ce3" office:value-type="float" office:value="0.84" calcext:value-type="float">
            <text:p>0,84</text:p>
          </table:table-cell>
          <table:table-cell office:value-type="string" calcext:value-type="string">
            <text:p>€/min</text:p>
          </table:table-cell>
          <table:table-cell/>
        </table:table-row>
        <table:table-row table:style-name="ro1">
          <table:table-cell office:value-type="string" calcext:value-type="string">
            <text:p>HK</text:p>
          </table:table-cell>
          <table:table-cell table:formula="of:=SUM([.B31:.B36])" office:value-type="currency" office:currency="EUR" office:value="47.5116" calcext:value-type="currency">
            <text:p>€ 4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VtGK</text:p>
          </table:table-cell>
          <table:table-cell table:formula="of:=[.B37]*[.C38]" office:value-type="currency" office:currency="EUR" office:value="12.828132" calcext:value-type="currency">
            <text:p>€ 12,83</text:p>
          </table:table-cell>
          <table:table-cell office:value-type="percentage" office:value="0.27" calcext:value-type="percentage">
            <text:p>27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[.B38]+[.B37]" office:value-type="currency" office:currency="EUR" office:value="60.339732" calcext:value-type="currency">
            <text:p>€ 60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39]*[.C40]" office:value-type="currency" office:currency="EUR" office:value="9.0509598" calcext:value-type="currency">
            <text:p>€ 9,05</text:p>
          </table:table-cell>
          <table:table-cell office:value-type="percentage" office:value="0.15" calcext:value-type="percentage">
            <text:p>15,00 %</text:p>
          </table:table-cell>
          <table:table-cell table:number-columns-repeated="2"/>
        </table:table-row>
        <table:table-row table:style-name="ro1">
          <table:table-cell/>
          <table:table-cell table:formula="of:=[.B40]+[.B39]" office:value-type="currency" office:currency="EUR" office:value="69.3906918" calcext:value-type="currency">
            <text:p>€ 69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nto</text:p>
          </table:table-cell>
          <table:table-cell table:formula="of:=[.B41]/(1-[.C42])*[.C42]" office:value-type="currency" office:currency="EUR" office:value="2.14610387010309" calcext:value-type="currency">
            <text:p>€ 2,15</text:p>
          </table:table-cell>
          <table:table-cell office:value-type="percentage" office:value="0.03" calcext:value-type="percentage">
            <text:p>3,00 %</text:p>
          </table:table-cell>
          <table:table-cell table:number-columns-repeated="2"/>
        </table:table-row>
        <table:table-row table:style-name="ro1">
          <table:table-cell/>
          <table:table-cell table:formula="of:=[.B41]+[.B42]" office:value-type="currency" office:currency="EUR" office:value="71.5367956701031" calcext:value-type="currency">
            <text:p>€ 71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verkaufspreis</text:p>
          </table:table-cell>
          <table:table-cell office:value-type="currency" office:currency="EUR" office:value="71.6" calcext:value-type="currency">
            <text:p>€ 71,6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office:value-type="currency" office:currency="EUR" office:value="9750" calcext:value-type="currency">
            <text:p>€ 9.7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K</text:p>
          </table:table-cell>
          <table:table-cell table:formula="of:=[.B46]*[.C47]" office:value-type="currency" office:currency="EUR" office:value="926.25" calcext:value-type="currency">
            <text:p>€ 926,25</text:p>
          </table:table-cell>
          <table:table-cell office:value-type="percentage" office:value="0.095" calcext:value-type="percentage">
            <text:p>9,5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currency" office:currency="EUR" office:value="4250" calcext:value-type="currency">
            <text:p>€ 4.2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K1</text:p>
          </table:table-cell>
          <table:table-cell table:formula="of:=[.B48]*[.C49]" office:value-type="currency" office:currency="EUR" office:value="10540" calcext:value-type="currency">
            <text:p>€ 10.540,00</text:p>
          </table:table-cell>
          <table:table-cell office:value-type="percentage" office:value="2.48" calcext:value-type="percentage">
            <text:p>248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3" office:value-type="float" office:value="225" calcext:value-type="float">
            <text:p>225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FGK2</text:p>
          </table:table-cell>
          <table:table-cell table:formula="of:=[.C51]*[.C50]" office:value-type="currency" office:currency="EUR" office:value="10057.5" calcext:value-type="currency">
            <text:p>€ 10.057,50</text:p>
          </table:table-cell>
          <table:table-cell table:style-name="ce3" office:value-type="float" office:value="44.7" calcext:value-type="float">
            <text:p>44,7</text:p>
          </table:table-cell>
          <table:table-cell office:value-type="string" calcext:value-type="string">
            <text:p>€/h</text:p>
          </table:table-cell>
          <table:table-cell/>
        </table:table-row>
        <table:table-row table:style-name="ro1">
          <table:table-cell office:value-type="string" calcext:value-type="string">
            <text:p>HK</text:p>
          </table:table-cell>
          <table:table-cell table:formula="of:=SUM([.B46:.B51])" office:value-type="currency" office:currency="EUR" office:value="35523.75" calcext:value-type="currency">
            <text:p>€ 35.52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wVtGK</text:p>
          </table:table-cell>
          <table:table-cell table:formula="of:=[.B52]*[.C53]" office:value-type="currency" office:currency="EUR" office:value="10301.8875" calcext:value-type="currency">
            <text:p>€ 10.301,89</text:p>
          </table:table-cell>
          <table:table-cell office:value-type="percentage" office:value="0.29" calcext:value-type="percentage">
            <text:p>29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table:formula="of:=SUM([.B52:.B53])" office:value-type="currency" office:currency="EUR" office:value="45825.6375" calcext:value-type="currency">
            <text:p>€ 45.825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inn</text:p>
          </table:table-cell>
          <table:table-cell table:formula="of:=[.B56]-[.B54]" office:value-type="currency" office:currency="EUR" office:value="17709.3625" calcext:value-type="currency">
            <text:p>€ 17.709,36</text:p>
          </table:table-cell>
          <table:table-cell table:formula="of:=[.B55]/[.B54]" office:value-type="percentage" office:value="0.386450979541747" calcext:value-type="percentage">
            <text:p>38,65 %</text:p>
          </table:table-cell>
          <table:table-cell/>
          <table:table-cell office:value-type="string" calcext:value-type="string">
            <text:p>Ja, 38 &gt; 14</text:p>
          </table:table-cell>
        </table:table-row>
        <table:table-row table:style-name="ro1">
          <table:table-cell/>
          <table:table-cell table:formula="of:=[.B58]-[.B57]" office:value-type="currency" office:currency="EUR" office:value="63535" calcext:value-type="currency">
            <text:p>€ 63.53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nto</text:p>
          </table:table-cell>
          <table:table-cell table:formula="of:=[.B58]*[.C57]" office:value-type="currency" office:currency="EUR" office:value="1965" calcext:value-type="currency">
            <text:p>€ 1.965,00</text:p>
          </table:table-cell>
          <table:table-cell office:value-type="percentage" office:value="0.03" calcext:value-type="percentage">
            <text:p>3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kaufspreis</text:p>
          </table:table-cell>
          <table:table-cell office:value-type="currency" office:currency="EUR" office:value="65500" calcext:value-type="currency">
            <text:p>€ 65.500,00</text:p>
          </table:table-cell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.00.0000</text:date>, <text:time style:data-style-name="N2" text:time-value="07:37:55.638567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3:52:24.628459722</meta:creation-date>
    <dc:date>2024-05-03T09:25:32.772024094</dc:date>
    <meta:editing-duration>PT2H55M48S</meta:editing-duration>
    <meta:editing-cycles>3</meta:editing-cycles>
    <meta:generator>LibreOffice/7.6.5.2$Linux_X86_64 LibreOffice_project/60$Build-2</meta:generator>
    <meta:document-statistic meta:table-count="3" meta:cell-count="252" meta:object-count="0"/>
  </office:meta>
</office:document-meta>
</file>